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Devanagari" svg:font-family="'Adobe Devanagari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r2" style:family="presentation" style:parent-style-name="simple-abhijit_5f_-outline1">
      <style:graphic-properties fo:min-height="8.884cm"/>
      <style:paragraph-properties style:writing-mode="lr-tb"/>
    </style:style>
    <style:style style:name="pr3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4" style:family="presentation" style:parent-style-name="simple-abhijit_5f_-title">
      <style:graphic-properties fo:min-height="2.63cm"/>
      <style:paragraph-properties style:writing-mode="lr-tb"/>
    </style:style>
    <style:style style:name="pr5" style:family="presentation" style:parent-style-name="simple-abhijit_5f_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simple-abhijit_5f_-subtitle">
      <style:graphic-properties draw:fill-color="#ffffff" draw:auto-grow-height="true" fo:min-height="12.1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497cm" fo:margin-bottom="0cm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_5f_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2" draw:text-style-name="P1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" text:id="id1" text:style-name="P2">Can be termed as a way of Inter-process communication, but often it is not categorized as IPC (why!?)</text:p>
              </text:list-item>
              <text:list-item>
                <text:p xml:id="id2" text:id="id2" text:style-name="P2">Processes can send each other “signals”, that is indicators of an event and receiver can “act” on the receipt of the signal</text:p>
                <text:list>
                  <text:list-item>
                    <text:p xml:id="id3" text:id="id3">Integers are used to denote/signify each ev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_5f_" presentation:presentation-page-layout-name="AL1T1">
        <office:forms form:automatic-focus="false" form:apply-design-mode="false"/>
        <draw:frame presentation:style-name="pr4" draw:text-style-name="P1" draw:layer="layout" svg:width="25.199cm" svg:height="2.635cm" svg:x="1.4cm" svg:y="0.624cm" presentation:class="title" presentation:user-transformed="true">
          <draw:text-box>
            <text:p><text:span text:style-name="T1">Let’s see signals in action using Linux command line</text:span></text:p>
          </draw:text-box>
        </draw:frame>
        <draw:frame presentation:style-name="pr2" draw:text-style-name="P1" draw:layer="layout" svg:width="25.199cm" svg:height="9.134cm" svg:x="1.4cm" svg:y="3.684cm" presentation:class="outline">
          <draw:text-box>
            <text:list text:style-name="L2">
              <text:list-item>
                <text:p>Use of “kill” command</text:p>
                <text:list>
                  <text:list-item>
                    <text:p>Does not mean “kill” literally every time </text:p>
                  </text:list-item>
                  <text:list-item>
                    <text:p>“kill” means send signal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2" draw:text-style-name="P1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4" text:id="id4" text:style-name="P2">Signals are used in UNIX systems to notify a process that a particular event has occurred.</text:p>
              </text:list-item>
              <text:list-item>
                <text:p xml:id="id5" text:id="id5" text:style-name="P2">Signal handling</text:p>
                <text:list>
                  <text:list-item>
                    <text:p xml:id="id6" text:id="id6">Synchronous and asynchronous</text:p>
                  </text:list-item>
                </text:list>
              </text:list-item>
              <text:list-item>
                <text:p xml:id="id7" text:id="id7" text:style-name="P2">A signal handler (a function) is used to process signals</text:p>
                <text:list>
                  <text:list-item>
                    <text:p xml:id="id8" text:id="id8">Signal is generated by particular event (asynchronous like segfault or synchronous like “kill” system call)</text:p>
                  </text:list-item>
                  <text:list-item>
                    <text:p xml:id="id9" text:id="id9">Signal is delivered to a process</text:p>
                  </text:list-item>
                  <text:list-item>
                    <text:p xml:id="id10" text:id="id10">Then, signal is “handled” by the handler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>
        <office:forms form:automatic-focus="false" form:apply-design-mode="false"/>
        <draw:frame presentation:style-name="pr5" draw:text-style-name="P5" draw:layer="layout" svg:width="25.199cm" svg:height="9.134cm" svg:x="1.4cm" svg:y="3.684cm" presentation:class="subtitle">
          <draw:text-box>
            <text:p text:style-name="P4"><text:span text:style-name="T2">Signal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2" draw:text-style-name="P1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1" text:id="id11" text:style-name="P2">More about signals</text:p>
                <text:list>
                  <text:list-item>
                    <text:p xml:id="id12" text:id="id12">Different signals are typically identified as different numbers</text:p>
                  </text:list-item>
                  <text:list-item>
                    <text:p xml:id="id13" text:id="id13">Operating systems provide system calls like kill() and signal() to enable processes to deliver and handle signals </text:p>
                  </text:list-item>
                  <text:list-item>
                    <text:p xml:id="id14" text:id="id14">sigaction()/signal() - is used by a process to specify a “signal handler” – a code that should run on receiving a signal </text:p>
                  </text:list-item>
                  <text:list-item>
                    <text:p xml:id="id15" text:id="id15">kill() is used by a process to send another process a signal</text:p>
                  </text:list-item>
                  <text:list-item>
                    <text:p xml:id="id16" text:id="id16">There are restrictions on which process can send which signal to other process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2" draw:text-style-name="P1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7" text:id="id17" text:style-name="P2">Actions</text:p>
                <text:list>
                  <text:list-item>
                    <text:p><text:span text:style-name="T3">Term <text:s text:c="2"/>Default action is to terminate the process.</text:span></text:p>
                  </text:list-item>
                  <text:list-item>
                    <text:p><text:span text:style-name="T3">Ign <text:s text:c="3"/>Default action is to ignore the signal.</text:span></text:p>
                  </text:list-item>
                  <text:list-item>
                    <text:p><text:span text:style-name="T3">Core <text:s text:c="2"/>Default action is to terminate the process and dump core (see core(5)).</text:span></text:p>
                  </text:list-item>
                  <text:list-item>
                    <text:p><text:span text:style-name="T3">Stop <text:s text:c="2"/>Default action is to stop the process.</text:span></text:p>
                  </text:list-item>
                  <text:list-item>
                    <text:p><text:span text:style-name="T3">Cont <text:s text:c="2"/>Default action is to continue the process if it is currently stopped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Demo</text:p>
          </draw:text-box>
        </draw:frame>
        <draw:frame presentation:style-name="pr2" draw:text-style-name="P1" draw:layer="layout" svg:width="25.199cm" svg:height="9.134cm" svg:x="1.4cm" svg:y="3.684cm" presentation:class="outline">
          <draw:text-box>
            <text:list text:style-name="L2">
              <text:list-item>
                <text:p>Let’s see a demo of signals with respect to processes</text:p>
              </text:list-item>
              <text:list-item>
                <text:p>Let’s see signal.h </text:p>
                <text:list>
                  <text:list-item>
                    <text:p>/usr/include/signal.h</text:p>
                  </text:list-item>
                  <text:list-item>
                    <text:p>/usr/include/asm-generic/signal.h</text:p>
                  </text:list-item>
                  <text:list-item>
                    <text:p>/usr/include/linux/signal.h</text:p>
                  </text:list-item>
                  <text:list-item>
                    <text:p>/usr/include/sys/signal.h</text:p>
                  </text:list-item>
                  <text:list-item>
                    <text:p>/usr/include/x86_64-linux-gnu/asm/signal.h</text:p>
                  </text:list-item>
                  <text:list-item>
                    <text:p>/usr/include/x86_64-linux-gnu/sys/signal.h</text:p>
                  </text:list-item>
                </text:list>
              </text:list-item>
              <text:list-item>
                <text:p>man 7 signal</text:p>
              </text:list-item>
              <text:list-item>
                <text:p>Important signals: SIGKILL, SIGUSR1, SIGSEGV, SIGALRM, SIGCLD, SIGINT, SIGPIPE, .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Signal handling by OS</text:p>
          </draw:text-box>
        </draw:frame>
        <draw:frame presentation:style-name="pr2" draw:text-style-name="P1" draw:layer="layout" svg:width="12.297cm" svg:height="9.134cm" svg:x="1.5cm" svg:y="3.684cm" presentation:class="outline" presentation:user-transformed="true">
          <draw:text-box>
            <text:p>Process 12323 {</text:p>
            <text:p><text:s text:c="3"/>signal(19, abcd); </text:p>
            <text:p>}</text:p>
            <text:p>OS: sys_signal { </text:p>
            <text:p><text:s text:c="3"/>Note down that process 12323 should handle signal number 19 with function abcd</text:p>
            <text:p>}</text:p>
          </draw:text-box>
        </draw:frame>
        <draw:frame presentation:style-name="pr2" draw:text-style-name="P1" draw:layer="layout" svg:width="12.297cm" svg:height="9.134cm" svg:x="14.313cm" svg:y="3.684cm" presentation:class="outline">
          <draw:text-box>
            <text:p>Process P1 {</text:p>
            <text:p><text:s text:c="3"/>kill (12323, 19) ;</text:p>
            <text:p>}</text:p>
            <text:p>OS: sys_kill {</text:p>
            <text:p><text:s text:c="3"/>Note down in PCB of process 12323 that signal number 19 is pending for you.</text:p>
            <text:p>}</text:p>
            <text:p>When process 12323 is scheduled, at that time the OS will check for pending signals, and invoke the appropriate signal handler for a pending signal.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Sigaction: POSIX</text:p>
          </draw:text-box>
        </draw:frame>
        <draw:frame presentation:style-name="pr2" draw:text-style-name="P1" draw:layer="layout" svg:width="25.199cm" svg:height="9.134cm" svg:x="1.4cm" svg:y="3.684cm" presentation:class="outline" presentation:user-transformed="true">
          <draw:text-box>
            <text:p><text:span text:style-name="T4">#include &lt;signal.h&gt;</text:span></text:p>
            <text:p><text:span text:style-name="T4">typedef void (*sighandler_t)(int);</text:span></text:p>
            <text:p><text:span text:style-name="T4">sighandler_t signal(int signum, sighandler_t handler)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Threads and Signals</text:p>
          </draw:text-box>
        </draw:frame>
        <draw:frame presentation:style-name="pr2" draw:text-style-name="P1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text:style-name="P2">Signal handling Options:</text:p>
                <text:list>
                  <text:list-item>
                    <text:p>Deliver the signal to the thread to which the signal applies</text:p>
                  </text:list-item>
                  <text:list-item>
                    <text:p>Deliver the signal to every thread in the process</text:p>
                  </text:list-item>
                  <text:list-item>
                    <text:p>Deliver the signal to certain threads in the process</text:p>
                  </text:list-item>
                  <text:list-item>
                    <text:p>Assign a specific thread to receive all signals for th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3T32">
        <office:forms form:automatic-focus="false" form:apply-design-mode="false"/>
        <draw:frame presentation:style-name="pr6" draw:text-style-name="P3" draw:layer="layout" svg:width="25.199cm" svg:height="12.195cm" svg:x="1.4cm" svg:y="0.627cm" presentation:class="subtitle">
          <draw:text-box>
            <text:p>The “errno”</text:p>
            <text:p>And error conven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Devanagari" svg:font-family="'Adobe Devanagari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loext:opacity="100%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loext:opacity="100%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false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Adobe Devanagari" fo:font-family="'Adobe Devanagari'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loext:opacity="100%" style:font-name="Adobe Devanagari" fo:font-family="'Adobe Devanagari'" style:font-pitch="variable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loext:opacity="100%" style:font-name="Adobe Devanagari" fo:font-family="'Adobe Devanagari'" style:font-pitch="variable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Adobe Devanagari" fo:font-family="'Adobe Devanagari'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title">
      <style:graphic-properties draw:auto-grow-height="false" fo:min-height="2.63cm"/>
      <style:paragraph-properties style:writing-mode="lr-tb"/>
    </style:style>
    <style:style style:name="Mpr8" style:family="presentation" style:parent-style-name="simple-abhijit_5f_-outline1">
      <style:graphic-properties fo:min-height="9.13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Mpr7" draw:text-style-name="MP7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8" draw:text-style-name="MP7" draw:layer="backgroundobjects" svg:width="25.199cm" svg:height="9.134cm" svg:x="1.4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11:01:49.697917216</meta:creation-date>
    <dc:date>2024-03-11T11:04:40.606890702</dc:date>
    <meta:editing-duration>P1DT22H13M20S</meta:editing-duration>
    <meta:editing-cycles>94</meta:editing-cycles>
    <meta:generator>LibreOffice/7.3.7.2$Linux_X86_64 LibreOffice_project/30$Build-2</meta:generator>
    <meta:document-statistic meta:object-count="86"/>
  </office:meta>
</office:document-meta>
</file>